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3" office:value-type="string" calcext:value-type="string">
            <text:p>Th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office:value-type="string" calcext:value-type="string">
            <text:p>Citric Acid City</text:p>
          </table:table-cell>
          <table:table-cell table:style-name="ce5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5" office:value-type="string" calcext:value-type="string">
            <text:p>Bough Down</text:p>
          </table:table-cell>
          <table:table-cell table:style-name="ce5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Minty Mines</text:p>
          </table:table-cell>
          <table:table-cell office:value-type="string" calcext:value-type="string">
            <text:p>Grotto Lot o' Gloom</text:p>
          </table:table-cell>
          <table:table-cell table:style-name="ce5" office:value-type="string" calcext:value-type="string">
            <text:p>Curse o' th'Ladder-Splayed Caves</text:p>
          </table:table-cell>
          <table:table-cell table:style-name="ce5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, Drought Desert</text:p>
          </table:table-cell>
          <table:table-cell office:value-type="string" calcext:value-type="string">
            <text:p>Cold Comfort Canyon</text:p>
          </table:table-cell>
          <table:table-cell office:value-type="string" calcext:value-type="string">
            <text:p>Pepperoncini Pyramid</text:p>
          </table:table-cell>
          <table:table-cell table:style-name="ce5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5" office:value-type="string" calcext:value-type="string">
            <text:p>Value Valhalla</text:p>
          </table:table-cell>
          <table:table-cell office:value-type="string" calcext:value-type="string">
            <text:p>Hoot Chutes</text:p>
          </table:table-cell>
          <table:table-cell office:value-type="string" calcext:value-type="string">
            <text:p>Crying Lightning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Default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/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leet Streets</text:p>
          </table:table-cell>
          <table:table-cell table:style-name="ce5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Banana Beach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table:style-name="ce5" office:value-type="string" calcext:value-type="string">
            <text:p>Soupy Sewers</text:p>
          </table:table-cell>
          <table:table-cell table:style-name="ce5"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Steam Engeenius</text:p>
          </table:table-cell>
          <table:table-cell office:value-type="string" calcext:value-type="string">
            <text:p>Ne'er Saw It Coming</text:p>
          </table:table-cell>
          <table:table-cell table:style-name="ce5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table:style-name="Default" office:value-type="string" calcext:value-type="string">
            <text:p>Donut Dungeon</text:p>
          </table:table-cell>
          <table:table-cell table:style-name="ce5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Default"/>
          <table:table-cell office:value-type="string" calcext:value-type="string">
            <text:p>Special</text:p>
          </table:table-cell>
          <table:table-cell table:style-name="Default"/>
          <table:table-cell/>
          <table:table-cell table:style-name="ce5" office:value-type="string" calcext:value-type="string">
            <text:p>Mart Cart Madness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Commercial</text:p>
          </table:table-cell>
          <table:table-cell table:style-name="Default" office:value-type="string" calcext:value-type="string">
            <text:p>Sterling Mall</text:p>
          </table:table-cell>
          <table:table-cell table:number-columns-repeated="2"/>
          <table:table-cell table:style-name="ce5" office:value-type="string" calcext:value-type="string">
            <text:p>Mart Cart Madness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oys</text:p>
          </table:table-cell>
          <table:table-cell table:style-name="Default"/>
          <table:table-cell/>
          <table:table-cell office:value-type="string" calcext:value-type="string">
            <text:p>Carnival Capitalism Zone</text:p>
          </table:table-cell>
          <table:table-cell table:style-name="ce5" office:value-type="string" calcext:value-type="string">
            <text:p>Maybe I'm a Maz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20:01:51.38781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7-10-28T20:02:00.931254599</dc:date>
    <meta:editing-duration>PT12H15M47S</meta:editing-duration>
    <meta:editing-cycles>106</meta:editing-cycles>
    <meta:generator>LibreOffice/5.1.6.2$Linux_X86_64 LibreOffice_project/10m0$Build-2</meta:generator>
    <meta:document-statistic meta:table-count="1" meta:cell-count="91" meta:object-count="0"/>
  </office:meta>
</office:document-meta>
</file>